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>
      <style:paragraph-properties fo:padding="0.0193in" fo:border="0.0008in solid #d9d9e3"/>
    </style:style>
    <style:style style:name="P4" style:family="paragraph" style:parent-style-name="Text_20_body" style:list-style-name="L1">
      <style:paragraph-properties fo:padding="0.0193in" fo:border="0.0008in solid #d9d9e3"/>
    </style:style>
    <style:style style:name="P5" style:family="paragraph" style:parent-style-name="Text_20_body" style:list-style-name="L2">
      <style:paragraph-properties fo:padding="0.0193in" fo:border="0.0008in solid #d9d9e3"/>
    </style:style>
    <style:style style:name="P6" style:family="paragraph" style:parent-style-name="Text_20_body" style:list-style-name="L3">
      <style:paragraph-properties fo:padding="0.0193in" fo:border="0.0008in solid #d9d9e3"/>
    </style:style>
    <style:style style:name="P7" style:family="paragraph" style:parent-style-name="Text_20_body" style:list-style-name="L4">
      <style:paragraph-properties fo:padding="0.0193in" fo:border="0.0008in solid #d9d9e3"/>
    </style:style>
    <style:style style:name="P8" style:family="paragraph" style:parent-style-name="Preformatted_20_Text" style:list-style-name="L1">
      <style:paragraph-properties fo:margin-top="0in" fo:margin-bottom="0.1965in" fo:padding="0.0193in" fo:border="0.0008in solid #d9d9e3"/>
    </style:style>
    <style:style style:name="P9" style:family="paragraph" style:parent-style-name="Preformatted_20_Text" style:list-style-name="L2">
      <style:paragraph-properties fo:margin-top="0in" fo:margin-bottom="0.1965in" fo:padding="0.0193in" fo:border="0.0008in solid #d9d9e3"/>
    </style:style>
    <style:style style:name="P10" style:family="paragraph" style:parent-style-name="Preformatted_20_Text" style:list-style-name="L3">
      <style:paragraph-properties fo:margin-top="0in" fo:margin-bottom="0.1965in" fo:padding="0.0193in" fo:border="0.0008in solid #d9d9e3"/>
    </style:style>
    <style:style style:name="P11" style:family="paragraph" style:parent-style-name="Preformatted_20_Text" style:list-style-name="L4">
      <style:paragraph-properties fo:margin-top="0in" fo:margin-bottom="0.1965in" fo:padding="0.0193in" fo:border="0.0008in solid #d9d9e3"/>
    </style:style>
    <style:style style:name="P12" style:family="paragraph" style:parent-style-name="Preformatted_20_Text" style:list-style-name="L1">
      <style:paragraph-properties fo:padding="0.0193in" fo:border="0.0008in solid #d9d9e3"/>
    </style:style>
    <style:style style:name="P13" style:family="paragraph" style:parent-style-name="Preformatted_20_Text" style:list-style-name="L2">
      <style:paragraph-properties fo:padding="0.0193in" fo:border="0.0008in solid #d9d9e3"/>
    </style:style>
    <style:style style:name="P14" style:family="paragraph" style:parent-style-name="Preformatted_20_Text" style:list-style-name="L3">
      <style:paragraph-properties fo:padding="0.0193in" fo:border="0.0008in solid #d9d9e3"/>
    </style:style>
    <style:style style:name="P15" style:family="paragraph" style:parent-style-name="Preformatted_20_Text" style:list-style-name="L4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 использованием $wpdb:</text:p>
      <text:p text:style-name="P1">ChatGPT</text:p>
      <text:p text:style-name="P2">ChatGPT</text:p>
      <text:p text:style-name="P3">Конечно, объект <text:span text:style-name="Source_20_Text">$wpdb</text:span> в WordPress предоставляет удобный интерфейс для выполнения SQL запросов к базе данных. Вот примеры использования <text:span text:style-name="Source_20_Text">$wpdb</text:span> для различных запросов:</text:p>
      <text:h text:style-name="P16" text:outline-level="3">Простые запросы:</text:h>
      <text:list xml:id="list4413497944330556704" text:style-name="L1">
        <text:list-item>
          <text:p text:style-name="P4"><text:span text:style-name="Strong_20_Emphasis">Выборка данных:</text:span></text:p>
          <text:p text:style-name="P12">phpCopy code</text:p>
          <text:p text:style-name="P12"><text:span text:style-name="Source_20_Text">global $wpdb;</text:span></text:p>
          <text:p text:style-name="P8"><text:span text:style-name="Source_20_Text">$results = $wpdb-&gt;get_results("SELECT * FROM {$wpdb-&gt;prefix}posts");</text:span></text:p>
        </text:list-item>
        <text:list-item>
          <text:p text:style-name="P4"><text:span text:style-name="Strong_20_Emphasis">Добавление данных:</text:span></text:p>
          <text:p text:style-name="P12">phpCopy code</text:p>
          <text:p text:style-name="P12"><text:span text:style-name="Source_20_Text">global $wpdb;</text:span></text:p>
          <text:p text:style-name="P12"><text:span text:style-name="Source_20_Text">$wpdb-&gt;insert(</text:span></text:p>
          <text:p text:style-name="P12"><text:span text:style-name="Source_20_Text"><text:s text:c="4"/>"{$wpdb-&gt;prefix}posts",</text:span></text:p>
          <text:p text:style-name="P12"><text:span text:style-name="Source_20_Text"><text:s text:c="4"/>array('post_title' =&gt; 'Название', 'post_content' =&gt; 'Содержимое')</text:span></text:p>
          <text:p text:style-name="P8"><text:span text:style-name="Source_20_Text">);</text:span></text:p>
        </text:list-item>
        <text:list-item>
          <text:p text:style-name="P4"><text:span text:style-name="Strong_20_Emphasis">Обновление данных:</text:span></text:p>
          <text:p text:style-name="P12">phpCopy code</text:p>
          <text:p text:style-name="P12"><text:span text:style-name="Source_20_Text">global $wpdb;</text:span></text:p>
          <text:p text:style-name="P12"><text:span text:style-name="Source_20_Text">$wpdb-&gt;update(</text:span></text:p>
          <text:p text:style-name="P12"><text:span text:style-name="Source_20_Text"><text:s text:c="4"/>"{$wpdb-&gt;prefix}posts",</text:span></text:p>
          <text:p text:style-name="P12"><text:span text:style-name="Source_20_Text"><text:s text:c="4"/>array('post_title' =&gt; 'Новое название'),</text:span></text:p>
          <text:p text:style-name="P12"><text:span text:style-name="Source_20_Text"><text:s text:c="4"/>array('ID' =&gt; 1)</text:span></text:p>
          <text:p text:style-name="P8"><text:span text:style-name="Source_20_Text">);</text:span></text:p>
        </text:list-item>
        <text:list-item>
          <text:p text:style-name="P4"><text:span text:style-name="Strong_20_Emphasis">Удаление данных:</text:span></text:p>
          <text:p text:style-name="P12">phpCopy code</text:p>
          <text:p text:style-name="P12"><text:span text:style-name="Source_20_Text">global $wpdb;</text:span></text:p>
          <text:p text:style-name="P12"><text:span text:style-name="Source_20_Text">$wpdb-&gt;delete(</text:span></text:p>
          <text:p text:style-name="P12"><text:span text:style-name="Source_20_Text"><text:s text:c="4"/>"{$wpdb-&gt;prefix}posts",</text:span></text:p>
          <text:p text:style-name="P12"><text:span text:style-name="Source_20_Text"><text:s text:c="4"/>array('ID' =&gt; 1)</text:span></text:p>
          <text:p text:style-name="P8"><text:span text:style-name="Source_20_Text">);</text:span></text:p>
        </text:list-item>
      </text:list>
      <text:h text:style-name="P16" text:outline-level="3">Запросы с условиями:</text:h>
      <text:list xml:id="list3450855367281506036" text:style-name="L2">
        <text:list-item>
          <text:p text:style-name="P5"><text:span text:style-name="Strong_20_Emphasis">Выборка данных с условием:</text:span></text:p>
          <text:p text:style-name="P13">phpCopy code</text:p>
          <text:p text:style-name="P13"><text:span text:style-name="Source_20_Text">global $wpdb;</text:span></text:p>
          <text:p text:style-name="P9"><text:span text:style-name="Source_20_Text">$results = $wpdb-&gt;get_results("SELECT * FROM {$wpdb-&gt;prefix}posts WHERE post_type = 'post'");</text:span></text:p>
        </text:list-item>
        <text:list-item>
          <text:p text:style-name="P5"><text:span text:style-name="Strong_20_Emphasis">Использование оператора LIKE:</text:span></text:p>
          <text:p text:style-name="P13">phpCopy code</text:p>
          <text:p text:style-name="P13"><text:span text:style-name="Source_20_Text">global $wpdb;</text:span></text:p>
          <text:p text:style-name="P9"><text:span text:style-name="Source_20_Text">$results = $wpdb-&gt;get_results("SELECT * FROM {$wpdb-&gt;prefix}posts WHERE post_title LIKE '%заголовок%'");</text:span></text:p>
        </text:list-item>
      </text:list>
      <text:h text:style-name="P16" text:outline-level="3"><text:soft-page-break/>JOIN и связанные запросы:</text:h>
      <text:list xml:id="list1909259007862753317" text:style-name="L3">
        <text:list-item>
          <text:p text:style-name="P6"><text:span text:style-name="Strong_20_Emphasis">Использование INNER JOIN:</text:span></text:p>
          <text:p text:style-name="P14">phpCopy code</text:p>
          <text:p text:style-name="P14"><text:span text:style-name="Source_20_Text">global $wpdb;</text:span></text:p>
          <text:p text:style-name="P10"><text:span text:style-name="Source_20_Text">$results = $wpdb-&gt;get_results("SELECT * FROM {$wpdb-&gt;prefix}posts INNER JOIN {$wpdb-&gt;prefix}postmeta ON {$wpdb-&gt;prefix}posts.ID = {$wpdb-&gt;prefix}postmeta.post_id");</text:span></text:p>
        </text:list-item>
        <text:list-item>
          <text:p text:style-name="P6"><text:span text:style-name="Strong_20_Emphasis">Использование LEFT JOIN:</text:span></text:p>
          <text:p text:style-name="P14">phpCopy code</text:p>
          <text:p text:style-name="P14"><text:span text:style-name="Source_20_Text">global $wpdb;</text:span></text:p>
          <text:p text:style-name="P10"><text:span text:style-name="Source_20_Text">$results = $wpdb-&gt;get_results("SELECT * FROM {$wpdb-&gt;prefix}posts LEFT JOIN {$wpdb-&gt;prefix}postmeta ON {$wpdb-&gt;prefix}posts.ID = {$wpdb-&gt;prefix}postmeta.post_id");</text:span></text:p>
        </text:list-item>
      </text:list>
      <text:h text:style-name="P16" text:outline-level="3">Выполнение произвольных запросов:</text:h>
      <text:list xml:id="list2738656476266481697" text:style-name="L4">
        <text:list-item>
          <text:p text:style-name="P7"><text:span text:style-name="Strong_20_Emphasis">Выполнение произвольного запроса:</text:span></text:p>
          <text:p text:style-name="P15">phpCopy code</text:p>
          <text:p text:style-name="P15"><text:span text:style-name="Source_20_Text">global $wpdb;</text:span></text:p>
          <text:p text:style-name="P11"><text:span text:style-name="Source_20_Text">$results = $wpdb-&gt;get_results("SELECT COUNT(*) FROM {$wpdb-&gt;prefix}posts");</text:span></text:p>
        </text:list-item>
      </text:list>
      <text:p text:style-name="P3">Объект <text:span text:style-name="Source_20_Text">$wpdb</text:span> предоставляет множество методов для выполнения запросов, обеспечивая безопасное выполнение SQL запросов в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8T20:47:32.45</dc:date>
    <meta:document-statistic meta:table-count="0" meta:image-count="0" meta:object-count="0" meta:page-count="2" meta:paragraph-count="55" meta:word-count="206" meta:character-count="1820"/>
    <dc:creator>Dima Wide</dc:creator>
    <meta:user-defined meta:name="Info 1"/>
    <meta:user-defined meta:name="Info 2"/>
    <meta:user-defined meta:name="Info 3"/>
    <meta:user-defined meta:name="Info 4"/>
  </office:meta>
</office:document-meta>
</file>